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22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3" draw:text-style-name="P2" draw:layer="layout" svg:width="0.75cm" svg:height="1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4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custom-shape draw:style-name="gr5" draw:text-style-name="P3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3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706cm" svg:height="0.706cm" draw:transform="rotate (0.785398163397448) translate (10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1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2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3cm 9.25cm)" svg:viewBox="0 0 707 707" svg:d="M0 0c707 0 707 707 707 70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6T22:05:56.378000000</dc:date>
    <meta:editing-duration>PT2M16S</meta:editing-duration>
    <meta:editing-cycles>1</meta:editing-cycles>
    <meta:generator>LibreOffice/7.2.7.2$Windows_X86_64 LibreOffice_project/8d71d29d553c0f7dcbfa38fbfda25ee34cce99a2</meta:generator>
    <meta:document-statistic meta:object-count="31"/>
  </office:meta>
</office:document-meta>
</file>